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diagonal-bl-tr="none" style:diagonal-tl-br="none" fo:background-color="transparent" fo:border="none"/>
    </style:style>
    <style:style style:name="ce4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</style:style>
    <style:style style:name="ce5" style:family="table-cell" style:parent-style-name="Default">
      <style:table-cell-properties fo:border-bottom="none" style:diagonal-bl-tr="none" style:diagonal-tl-br="none" fo:border-left="0.088cm solid #000000" fo:border-right="none" fo:border-top="non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fo:border-bottom="none" style:diagonal-bl-tr="none" style:diagonal-tl-br="none" fo:border-left="none" fo:border-right="none" fo:border-top="0.088cm solid #000000"/>
    </style:style>
    <style:style style:name="ce9" style:family="table-cell" style:parent-style-name="Default">
      <style:table-cell-properties fo:border-bottom="0.088cm solid #000000" style:diagonal-bl-tr="none" style:diagonal-tl-br="none" fo:border-left="none" fo:border-right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0.088cm solid #000000" fo:border-top="0.088cm solid #000000"/>
    </style:style>
    <style:style style:name="ce11" style:family="table-cell" style:parent-style-name="Default">
      <style:table-cell-properties fo:border-bottom="none" style:diagonal-bl-tr="none" style:diagonal-tl-br="none" fo:border-left="none" fo:border-right="0.088cm solid #000000" fo:border-top="none"/>
    </style:style>
    <style:style style:name="ce12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</style:style>
    <style:style style:name="ce13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5" table:default-cell-style-name="ce1"/>
        <table:table-column table:style-name="co2" table:number-columns-repeated="7" table:default-cell-style-name="Default"/>
        <table:table-row table:style-name="ro1">
          <table:table-cell table:number-columns-repeated="6"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>
            <text:p>pachelbelpa</text:p>
          </table:table-cell>
          <table:table-cell office:value-type="string">
            <text:p>define</text:p>
          </table:table-cell>
          <table:table-cell office:value-type="string">
            <text:p>$G$2:$L$10</text:p>
          </table:table-cell>
          <table:table-cell table:number-columns-repeated="3"/>
          <table:table-cell table:style-name="ce1" office:value-type="string">
            <text:p>reltime</text:p>
          </table:table-cell>
          <table:table-cell office:value-type="string">
            <text:p>pachelbelpa</text:p>
          </table:table-cell>
          <table:table-cell table:number-columns-repeated="5"/>
          <table:table-cell office:value-type="string">
            <text:p>abstime</text:p>
          </table:table-cell>
          <table:table-cell office:value-type="string">
            <text:p>pachelbelinst</text:p>
          </table:table-cell>
          <table:table-cell table:number-columns-repeated="4"/>
        </table:table-row>
        <table:table-row table:style-name="ro1">
          <table:table-cell office:value-type="string">
            <text:p>pachelbelpb</text:p>
          </table:table-cell>
          <table:table-cell table:formula="of:=[.B2]" office:value-type="string" office:string-value="define">
            <text:p>define</text:p>
          </table:table-cell>
          <table:table-cell office:value-type="string">
            <text:p>$G12:$L$2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strument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inst</text:p>
          </table:table-cell>
          <table:table-cell office:value-type="string">
            <text:p>define</text:p>
          </table:table-cell>
          <table:table-cell office:value-type="string">
            <text:p>$N$2:$Q$6</text:p>
          </table:table-cell>
          <table:table-cell table:number-columns-repeated="3"/>
          <table:table-cell table:formula="of:=[.L3]" office:value-type="float" office:value="1000">
            <text:p>1000</text:p>
          </table:table-cell>
          <table:table-cell office:value-type="string">
            <text:p>note</text:p>
          </table:table-cell>
          <table:table-cell table:formula="of:=[.I3]"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strument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pachelbel</text:p>
          </table:table-cell>
          <table:table-cell office:value-type="string">
            <text:p>copy</text:p>
          </table:table-cell>
          <table:table-cell office:value-type="string">
            <text:p>pachelbelpa</text:p>
          </table:table-cell>
          <table:table-cell table:number-columns-repeated="3"/>
          <table:table-cell table:formula="of:=[.L4]" office:value-type="float" office:value="1000">
            <text:p>1000</text:p>
          </table:table-cell>
          <table:table-cell office:value-type="string">
            <text:p>note</text:p>
          </table:table-cell>
          <table:table-cell table:formula="of:=[.I$3]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strument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pachelbelpb</text:p>
          </table:table-cell>
          <table:table-cell office:value-type="string">
            <text:p>timeshift</text:p>
          </table:table-cell>
          <table:table-cell office:value-type="float" office:value="8000">
            <text:p>8000</text:p>
          </table:table-cell>
          <table:table-cell table:number-columns-repeated="3"/>
          <table:table-cell table:formula="of:=[.L5]" office:value-type="float" office:value="1000">
            <text:p>1000</text:p>
          </table:table-cell>
          <table:table-cell office:value-type="string">
            <text:p>note</text:p>
          </table:table-cell>
          <table:table-cell table:formula="of:=[.I$3]"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strument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pachelbel</text:p>
          </table:table-cell>
          <table:table-cell office:value-type="string">
            <text:p>merge</text:p>
          </table:table-cell>
          <table:table-cell office:value-type="string">
            <text:p>pachelbelpb</text:p>
          </table:table-cell>
          <table:table-cell table:number-columns-repeated="3"/>
          <table:table-cell table:formula="of:=[.L6]" office:value-type="float" office:value="1000">
            <text:p>1000</text:p>
          </table:table-cell>
          <table:table-cell office:value-type="string">
            <text:p>note</text:p>
          </table:table-cell>
          <table:table-cell table:formula="of:=[.I$3]"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copy</text:p>
          </table:table-cell>
          <table:table-cell office:value-type="string">
            <text:p>pachelbelinst</text:p>
          </table:table-cell>
          <table:table-cell table:number-columns-repeated="3"/>
          <table:table-cell table:formula="of:=[.L7]" office:value-type="float" office:value="1000">
            <text:p>1000</text:p>
          </table:table-cell>
          <table:table-cell office:value-type="string">
            <text:p>note</text:p>
          </table:table-cell>
          <table:table-cell table:formula="of:=[.I$3]"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merge</text:p>
          </table:table-cell>
          <table:table-cell office:value-type="string">
            <text:p>pachelbel</text:p>
          </table:table-cell>
          <table:table-cell table:number-columns-repeated="3"/>
          <table:table-cell table:formula="of:=[.L8]" office:value-type="float" office:value="1000">
            <text:p>1000</text:p>
          </table:table-cell>
          <table:table-cell office:value-type="string">
            <text:p>note</text:p>
          </table:table-cell>
          <table:table-cell table:formula="of:=[.I$3]"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play</text:p>
          </table:table-cell>
          <table:table-cell table:number-columns-repeated="4"/>
          <table:table-cell table:formula="of:=[.L9]" office:value-type="float" office:value="1000">
            <text:p>1000</text:p>
          </table:table-cell>
          <table:table-cell office:value-type="string">
            <text:p>note</text:p>
          </table:table-cell>
          <table:table-cell table:formula="of:=[.I$3]"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>
            <text:p>reltime</text:p>
          </table:table-cell>
          <table:table-cell office:value-type="string">
            <text:p>pachelbelpb</text:p>
          </table:table-cell>
          <table:table-cell table:number-columns-repeated="5"/>
          <table:table-cell table:style-name="ce4" office:value-type="string">
            <text:p>reltime</text:p>
          </table:table-cell>
          <table:table-cell table:style-name="ce8" office:value-type="string">
            <text:p>frere</text:p>
          </table:table-cell>
          <table:table-cell table:style-name="ce8" table:number-columns-repeated="3"/>
          <table:table-cell table:style-name="ce10"/>
        </table:table-row>
        <table:table-row table:style-name="ro1">
          <table:table-cell office:value-type="string">
            <text:p>pachelbelpa</text:p>
          </table:table-cell>
          <table:table-cell office:value-type="string">
            <text:p>define</text:p>
          </table:table-cell>
          <table:table-cell office:value-type="string">
            <text:p>$G$2:$L$1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5" office:value-type="float" office:value="100">
            <text:p>10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pb</text:p>
          </table:table-cell>
          <table:table-cell table:formula="of:=[.B13]" office:value-type="string" office:string-value="define">
            <text:p>define</text:p>
          </table:table-cell>
          <table:table-cell office:value-type="string">
            <text:p>$G12:$L$20</text:p>
          </table:table-cell>
          <table:table-cell table:number-columns-repeated="3"/>
          <table:table-cell table:formula="of:=[.L13]" office:value-type="float" office:value="1000">
            <text:p>10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6" table:formula="of:=[.S13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</text:p>
          </table:table-cell>
          <table:table-cell office:value-type="string">
            <text:p>copy</text:p>
          </table:table-cell>
          <table:table-cell office:value-type="string">
            <text:p>pachelbelpa</text:p>
          </table:table-cell>
          <table:table-cell table:number-columns-repeated="3"/>
          <table:table-cell table:formula="of:=[.L14]" office:value-type="float" office:value="1000">
            <text:p>10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6" table:formula="of:=[.S14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pb</text:p>
          </table:table-cell>
          <table:table-cell office:value-type="string">
            <text:p>timeshift</text:p>
          </table:table-cell>
          <table:table-cell office:value-type="float" office:value="8000">
            <text:p>8000</text:p>
          </table:table-cell>
          <table:table-cell table:number-columns-repeated="3"/>
          <table:table-cell table:formula="of:=[.L15]" office:value-type="float" office:value="1000">
            <text:p>10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6" table:formula="of:=[.S15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</text:p>
          </table:table-cell>
          <table:table-cell office:value-type="string">
            <text:p>merge</text:p>
          </table:table-cell>
          <table:table-cell office:value-type="string">
            <text:p>pachelbelpb</text:p>
          </table:table-cell>
          <table:table-cell table:number-columns-repeated="3"/>
          <table:table-cell table:formula="of:=[.L16]" office:value-type="float" office:value="1000">
            <text:p>10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6" table:formula="of:=[.S16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play</text:p>
          </table:table-cell>
          <table:table-cell table:number-columns-repeated="4"/>
          <table:table-cell table:formula="of:=[.L17]" office:value-type="float" office:value="1000">
            <text:p>10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6" table:formula="of:=[.S17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table:number-columns-repeated="6"/>
          <table:table-cell table:formula="of:=[.L18]" office:value-type="float" office:value="1000">
            <text:p>10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6" table:formula="of:=[.S18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pa</text:p>
          </table:table-cell>
          <table:table-cell office:value-type="string">
            <text:p>define</text:p>
          </table:table-cell>
          <table:table-cell office:value-type="string">
            <text:p>$G$2:$L$10</text:p>
          </table:table-cell>
          <table:table-cell table:number-columns-repeated="3"/>
          <table:table-cell table:formula="of:=[.L19]" office:value-type="float" office:value="1000">
            <text:p>10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6" table:formula="of:=[.S19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pb</text:p>
          </table:table-cell>
          <table:table-cell table:formula="of:=[.B20]" office:value-type="string" office:string-value="define">
            <text:p>define</text:p>
          </table:table-cell>
          <table:table-cell office:value-type="string">
            <text:p>$G12:$L$20</text:p>
          </table:table-cell>
          <table:table-cell table:number-columns-repeated="3"/>
          <table:table-cell table:style-name="Default" table:number-columns-repeated="6"/>
          <table:table-cell/>
          <table:table-cell table:style-name="ce6" table:formula="of:=[.S20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pb</text:p>
          </table:table-cell>
          <table:table-cell office:value-type="string">
            <text:p>timeshift</text:p>
          </table:table-cell>
          <table:table-cell office:value-type="float" office:value="8000">
            <text:p>8000</text:p>
          </table:table-cell>
          <table:table-cell table:number-columns-repeated="3"/>
          <table:table-cell table:style-name="ce1" office:value-type="string">
            <text:p>reltime</text:p>
          </table:table-cell>
          <table:table-cell office:value-type="string">
            <text:p>pachelbelpc</text:p>
          </table:table-cell>
          <table:table-cell table:number-columns-repeated="5"/>
          <table:table-cell table:style-name="ce6" table:formula="of:=[.S21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</text:p>
          </table:table-cell>
          <table:table-cell office:value-type="string">
            <text:p>copy</text:p>
          </table:table-cell>
          <table:table-cell office:value-type="string">
            <text:p>pachelbelp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22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500">
            <text:p>500</text:p>
          </table:table-cell>
        </table:table-row>
        <table:table-row table:style-name="ro1">
          <table:table-cell office:value-type="string">
            <text:p>pachelbel</text:p>
          </table:table-cell>
          <table:table-cell office:value-type="string">
            <text:p>merge</text:p>
          </table:table-cell>
          <table:table-cell office:value-type="string">
            <text:p>pachelbelpb</text:p>
          </table:table-cell>
          <table:table-cell table:number-columns-repeated="3"/>
          <table:table-cell table:formula="of:=[.L23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23]" office:value-type="float" office:value="500">
            <text:p>50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</text:p>
          </table:table-cell>
          <table:table-cell office:value-type="string">
            <text:p>play</text:p>
          </table:table-cell>
          <table:table-cell table:number-columns-repeated="4"/>
          <table:table-cell table:formula="of:=[.L24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24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table:number-columns-repeated="6"/>
          <table:table-cell table:formula="of:=[.L25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25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500">
            <text:p>500</text:p>
          </table:table-cell>
        </table:table-row>
        <table:table-row table:style-name="ro1">
          <table:table-cell office:value-type="string">
            <text:p>pachelbelpa</text:p>
          </table:table-cell>
          <table:table-cell office:value-type="string">
            <text:p>define</text:p>
          </table:table-cell>
          <table:table-cell table:formula="of:=AT.UNIVIE.MIDICSDEXTADDIN.CSDRIGHTDOWNFROM([.G2])" office:value-type="string" office:string-value="$Sheet1.$G$2:$L$10">
            <text:p>$Sheet1.$G$2:$L$10</text:p>
          </table:table-cell>
          <table:table-cell table:number-columns-repeated="3"/>
          <table:table-cell table:formula="of:=[.L26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26]" office:value-type="float" office:value="500">
            <text:p>50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25">
            <text:p>125</text:p>
          </table:table-cell>
        </table:table-row>
        <table:table-row table:style-name="ro1">
          <table:table-cell office:value-type="string">
            <text:p>pachelbelpb</text:p>
          </table:table-cell>
          <table:table-cell table:formula="of:=[.B27]" office:value-type="string" office:string-value="define">
            <text:p>define</text:p>
          </table:table-cell>
          <table:table-cell table:formula="of:=AT.UNIVIE.MIDICSDEXTADDIN.CSDRIGHTDOWNFROM([.$G12])" office:value-type="string" office:string-value="$Sheet1.$G$12:$L$20">
            <text:p>$Sheet1.$G$12:$L$20</text:p>
          </table:table-cell>
          <table:table-cell table:number-columns-repeated="3"/>
          <table:table-cell table:formula="of:=[.L27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27]" office:value-type="float" office:value="125">
            <text:p>125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25">
            <text:p>125</text:p>
          </table:table-cell>
        </table:table-row>
        <table:table-row table:style-name="ro1">
          <table:table-cell office:value-type="string">
            <text:p>pachelbelpc</text:p>
          </table:table-cell>
          <table:table-cell table:formula="of:=[.B28]" office:value-type="string" office:string-value="define">
            <text:p>define</text:p>
          </table:table-cell>
          <table:table-cell table:formula="of:=AT.UNIVIE.MIDICSDEXTADDIN.CSDRIGHTDOWNFROM([.G22])" office:value-type="string" office:string-value="$Sheet1.$G$22:$L$38">
            <text:p>$Sheet1.$G$22:$L$38</text:p>
          </table:table-cell>
          <table:table-cell table:number-columns-repeated="3"/>
          <table:table-cell table:formula="of:=[.L28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28]" office:value-type="float" office:value="125">
            <text:p>125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25">
            <text:p>125</text:p>
          </table:table-cell>
        </table:table-row>
        <table:table-row table:style-name="ro1">
          <table:table-cell office:value-type="string">
            <text:p>pachelbelpd</text:p>
          </table:table-cell>
          <table:table-cell table:formula="of:=[.B29]" office:value-type="string" office:string-value="define">
            <text:p>define</text:p>
          </table:table-cell>
          <table:table-cell office:value-type="string">
            <text:p>$G$40:$L$57</text:p>
          </table:table-cell>
          <table:table-cell table:number-columns-repeated="3"/>
          <table:table-cell table:formula="of:=[.L29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29]" office:value-type="float" office:value="125">
            <text:p>125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25">
            <text:p>125</text:p>
          </table:table-cell>
        </table:table-row>
        <table:table-row table:style-name="ro1">
          <table:table-cell office:value-type="string">
            <text:p>pachelbelinst</text:p>
          </table:table-cell>
          <table:table-cell office:value-type="string">
            <text:p>define</text:p>
          </table:table-cell>
          <table:table-cell office:value-type="string">
            <text:p>$N$2:$Q$6</text:p>
          </table:table-cell>
          <table:table-cell table:number-columns-repeated="3"/>
          <table:table-cell table:formula="of:=[.L30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30]" office:value-type="float" office:value="125">
            <text:p>125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</text:p>
          </table:table-cell>
          <table:table-cell office:value-type="string">
            <text:p>copy</text:p>
          </table:table-cell>
          <table:table-cell office:value-type="string">
            <text:p>pachelbelpa</text:p>
          </table:table-cell>
          <table:table-cell table:number-columns-repeated="3"/>
          <table:table-cell table:formula="of:=[.L31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31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pb</text:p>
          </table:table-cell>
          <table:table-cell office:value-type="string">
            <text:p>timeshift</text:p>
          </table:table-cell>
          <table:table-cell office:value-type="float" office:value="8000">
            <text:p>8000</text:p>
          </table:table-cell>
          <table:table-cell table:number-columns-repeated="3"/>
          <table:table-cell table:formula="of:=[.L32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32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25">
            <text:p>125</text:p>
          </table:table-cell>
        </table:table-row>
        <table:table-row table:style-name="ro1">
          <table:table-cell office:value-type="string">
            <text:p>pachelbel</text:p>
          </table:table-cell>
          <table:table-cell office:value-type="string">
            <text:p>merge</text:p>
          </table:table-cell>
          <table:table-cell office:value-type="string">
            <text:p>pachelbelpb</text:p>
          </table:table-cell>
          <table:table-cell table:number-columns-repeated="3"/>
          <table:table-cell table:formula="of:=[.L33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33]" office:value-type="float" office:value="125">
            <text:p>125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25">
            <text:p>125</text:p>
          </table:table-cell>
        </table:table-row>
        <table:table-row table:style-name="ro1">
          <table:table-cell office:value-type="string">
            <text:p>pachelbelpc</text:p>
          </table:table-cell>
          <table:table-cell office:value-type="string">
            <text:p>timeshift</text:p>
          </table:table-cell>
          <table:table-cell office:value-type="float" office:value="16000">
            <text:p>16000</text:p>
          </table:table-cell>
          <table:table-cell table:number-columns-repeated="3"/>
          <table:table-cell table:formula="of:=[.L34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34]" office:value-type="float" office:value="125">
            <text:p>125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25">
            <text:p>125</text:p>
          </table:table-cell>
        </table:table-row>
        <table:table-row table:style-name="ro1">
          <table:table-cell office:value-type="string">
            <text:p>pachelbel</text:p>
          </table:table-cell>
          <table:table-cell table:formula="of:=[.B34]" office:value-type="string" office:string-value="merge">
            <text:p>merge</text:p>
          </table:table-cell>
          <table:table-cell office:value-type="string">
            <text:p>pachelbelpc</text:p>
          </table:table-cell>
          <table:table-cell table:number-columns-repeated="3"/>
          <table:table-cell table:formula="of:=[.L35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35]" office:value-type="float" office:value="125">
            <text:p>125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25">
            <text:p>125</text:p>
          </table:table-cell>
        </table:table-row>
        <table:table-row table:style-name="ro1">
          <table:table-cell office:value-type="string">
            <text:p>pachelbelpd</text:p>
          </table:table-cell>
          <table:table-cell office:value-type="string">
            <text:p>timeshift</text:p>
          </table:table-cell>
          <table:table-cell office:value-type="float" office:value="24000">
            <text:p>24000</text:p>
          </table:table-cell>
          <table:table-cell table:number-columns-repeated="3"/>
          <table:table-cell table:formula="of:=[.L36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36]" office:value-type="float" office:value="125">
            <text:p>125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</text:p>
          </table:table-cell>
          <table:table-cell table:formula="of:=[.B36]" office:value-type="string" office:string-value="merge">
            <text:p>merge</text:p>
          </table:table-cell>
          <table:table-cell office:value-type="string">
            <text:p>pachelbelpd</text:p>
          </table:table-cell>
          <table:table-cell table:number-columns-repeated="3"/>
          <table:table-cell table:formula="of:=[.L37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37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copy</text:p>
          </table:table-cell>
          <table:table-cell office:value-type="string">
            <text:p>pachelbelinst</text:p>
          </table:table-cell>
          <table:table-cell table:number-columns-repeated="6"/>
          <table:table-cell table:style-name="ce3"/>
          <table:table-cell table:number-columns-repeated="3"/>
          <table:table-cell table:style-name="ce6" table:formula="of:=[.S38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merge</text:p>
          </table:table-cell>
          <table:table-cell office:value-type="string">
            <text:p>pachelbel</text:p>
          </table:table-cell>
          <table:table-cell table:number-columns-repeated="3"/>
          <table:table-cell table:style-name="ce1" office:value-type="string">
            <text:p>reltime</text:p>
          </table:table-cell>
          <table:table-cell office:value-type="string">
            <text:p>pachelbelpd</text:p>
          </table:table-cell>
          <table:table-cell/>
          <table:table-cell table:style-name="ce3"/>
          <table:table-cell table:number-columns-repeated="3"/>
          <table:table-cell table:style-name="ce6" table:formula="of:=[.S39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2</text:p>
          </table:table-cell>
          <table:table-cell office:value-type="string">
            <text:p>copy</text:p>
          </table:table-cell>
          <table:table-cell office:value-type="string">
            <text:p>pachelb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40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500">
            <text:p>500</text:p>
          </table:table-cell>
        </table:table-row>
        <table:table-row table:style-name="ro1">
          <table:table-cell office:value-type="string">
            <text:p>pachelbel2</text:p>
          </table:table-cell>
          <table:table-cell office:value-type="string">
            <text:p>timeshift</text:p>
          </table:table-cell>
          <table:table-cell office:value-type="float" office:value="8000">
            <text:p>8000</text:p>
          </table:table-cell>
          <table:table-cell table:number-columns-repeated="3"/>
          <table:table-cell table:formula="of:=[.L41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41]" office:value-type="float" office:value="500">
            <text:p>50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2</text:p>
          </table:table-cell>
          <table:table-cell office:value-type="string">
            <text:p>rechan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L42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6" table:formula="of:=[.S42]" office:value-type="float" office:value="250">
            <text:p>250</text:p>
          </table:table-cell>
          <table:table-cell table:style-name="ce1" office:value-type="string">
            <text:p>no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50">
            <text:p>250</text:p>
          </table:table-cell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merge</text:p>
          </table:table-cell>
          <table:table-cell office:value-type="string">
            <text:p>pachelbel2</text:p>
          </table:table-cell>
          <table:table-cell table:number-columns-repeated="3"/>
          <table:table-cell table:formula="of:=[.L43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  <table:table-cell table:style-name="ce7" table:formula="of:=[.S43]" office:value-type="float" office:value="250">
            <text:p>250</text:p>
          </table:table-cell>
          <table:table-cell table:style-name="ce9" office:value-type="string">
            <text:p>not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0">
            <text:p>500</text:p>
          </table:table-cell>
        </table:table-row>
        <table:table-row table:style-name="ro1">
          <table:table-cell office:value-type="string">
            <text:p>pachelbel2</text:p>
          </table:table-cell>
          <table:table-cell office:value-type="string">
            <text:p>timeshift</text:p>
          </table:table-cell>
          <table:table-cell office:value-type="float" office:value="8000">
            <text:p>8000</text:p>
          </table:table-cell>
          <table:table-cell table:number-columns-repeated="3"/>
          <table:table-cell table:formula="of:=[.L44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2</text:p>
          </table:table-cell>
          <table:table-cell office:value-type="string">
            <text:p>rechann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L45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merge</text:p>
          </table:table-cell>
          <table:table-cell office:value-type="string">
            <text:p>pachelbel2</text:p>
          </table:table-cell>
          <table:table-cell table:number-columns-repeated="3"/>
          <table:table-cell table:formula="of:=[.L46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2</text:p>
          </table:table-cell>
          <table:table-cell office:value-type="string">
            <text:p>timeshift</text:p>
          </table:table-cell>
          <table:table-cell office:value-type="float" office:value="8000">
            <text:p>8000</text:p>
          </table:table-cell>
          <table:table-cell table:number-columns-repeated="3"/>
          <table:table-cell table:formula="of:=[.L47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2</text:p>
          </table:table-cell>
          <table:table-cell office:value-type="string">
            <text:p>rechan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L48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merge</text:p>
          </table:table-cell>
          <table:table-cell office:value-type="string">
            <text:p>pachelbel2</text:p>
          </table:table-cell>
          <table:table-cell table:number-columns-repeated="3"/>
          <table:table-cell table:formula="of:=[.L49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play</text:p>
          </table:table-cell>
          <table:table-cell table:number-columns-repeated="4"/>
          <table:table-cell table:formula="of:=[.L50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L51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changevol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f:=[.L52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changespeed</text:p>
          </table:table-cell>
          <table:table-cell office:value-type="float" office:value="20">
            <text:p>20</text:p>
          </table:table-cell>
          <table:table-cell table:number-columns-repeated="3"/>
          <table:table-cell table:formula="of:=[.L53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pa</text:p>
          </table:table-cell>
          <table:table-cell office:value-type="string">
            <text:p>transpose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L54]" office:value-type="float" office:value="500">
            <text:p>5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table:number-columns-repeated="7"/>
        </table:table-row>
        <table:table-row table:style-name="ro1">
          <table:table-cell office:value-type="string">
            <text:p>pachelbelpa</text:p>
          </table:table-cell>
          <table:table-cell office:value-type="string">
            <text:p>invert</text:p>
          </table:table-cell>
          <table:table-cell office:value-type="float" office:value="70">
            <text:p>70</text:p>
          </table:table-cell>
          <table:table-cell table:number-columns-repeated="3"/>
          <table:table-cell table:formula="of:=[.L55]" office:value-type="float" office:value="750">
            <text:p>7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L56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style-name="ce3"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achelbelpa</text:p>
          </table:table-cell>
          <table:table-cell office:value-type="string">
            <text:p>play</text:p>
          </table:table-cell>
          <table:table-cell table:formula="of:=AT.UNIVIE.MIDICSDEXTADDIN.CSDRANGEADDRESS([.F20:.F23])" office:value-type="string" office:string-value="$Sheet1.$F$20:$F$23">
            <text:p>$Sheet1.$F$20:$F$23</text:p>
          </table:table-cell>
          <table:table-cell table:number-columns-repeated="3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2"/>
          <table:table-cell table:formula="of:=AT.UNIVIE.MIDICSDEXTADDIN.CSDRIGHTFROM([.G23])" office:value-type="string" office:string-value="$Sheet1.$G$23:$L$23">
            <text:p>$Sheet1.$G$23:$L$23</text:p>
          </table:table-cell>
          <table:table-cell table:number-columns-repeated="3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2"/>
          <table:table-cell table:formula="of:=AT.UNIVIE.MIDICSDEXTADDIN.CSDRANGEADDRESS((indirekt AT.UNIVIE.MIDICSDEXTADDIN.CSDRIGHTFROM([.G22])))" office:value-type="string" office:string-value="Err:508">
            <text:p>Err:508</text:p>
          </table:table-cell>
          <table:table-cell table:number-columns-repeated="3"/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SUM(INDIRECT(AT.UNIVIE.MIDICSDEXTADDIN.CSDRIGHTDOWNFROM([.G60])))" office:value-type="float" office:value="9">
            <text:p>9</text:p>
          </table:table-cell>
          <table:table-cell/>
          <table:table-cell table:formula="of:=SUM([$Sheet1.$G$23:.$G$30])" office:value-type="float" office:value="3500">
            <text:p>3500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>
            <text:p>pachelbelpa</text:p>
          </table:table-cell>
          <table:table-cell office:value-type="string">
            <text:p>define</text:p>
          </table:table-cell>
          <table:table-cell office:value-type="string">
            <text:p>$G$2:$L$10</text:p>
          </table:table-cell>
          <table:table-cell table:number-columns-repeated="3"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>
            <text:p>pachelbelpa</text:p>
          </table:table-cell>
          <table:table-cell office:value-type="string">
            <text:p>play</text:p>
          </table:table-cell>
          <table:table-cell table:number-columns-repeated="4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midifile</text:p>
          </table:table-cell>
          <table:table-cell office:value-type="string">
            <text:p>pachelbelsong</text:p>
          </table:table-cell>
          <table:table-cell table:number-columns-repeated="3"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>
            <text:p>pachelbelsong</text:p>
          </table:table-cell>
          <table:table-cell office:value-type="string">
            <text:p>play</text:p>
          </table:table-cell>
          <table:table-cell table:number-columns-repeated="4"/>
          <table:table-cell table:style-name="Default" table:number-columns-repeated="6"/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column table:style-name="co2" table:default-cell-style-name="ce5"/>
        <table:table-column table:style-name="co2" table:number-columns-repeated="3" table:default-cell-style-name="ce1"/>
        <table:table-column table:style-name="co2" table:default-cell-style-name="ce11"/>
        <table:table-column table:style-name="co2" table:number-columns-repeated="7" table:default-cell-style-name="Default"/>
        <table:table-row table:style-name="ro1">
          <table:table-cell/>
          <table:table-cell table:style-name="Default" table:number-columns-repeated="5"/>
          <table:table-cell/>
          <table:table-cell office:value-type="string">
            <text:p>reltime</text:p>
          </table:table-cell>
          <table:table-cell office:value-type="string">
            <text:p>triola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not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50">
            <text:p>2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triola</text:p>
          </table:table-cell>
          <table:table-cell office:value-type="string">
            <text:p>define</text:p>
          </table:table-cell>
          <table:table-cell table:formula="of:=AT.UNIVIE.MIDICSDEXTADDIN.CSDRIGHTDOWNFROM([.H1])" office:value-type="string" office:string-value="$Sheet2.$H$1:$M$9">
            <text:p>$Sheet2.$H$1:$M$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triola</text:p>
          </table:table-cell>
          <table:table-cell office:value-type="string">
            <text:p>pla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triola</text:p>
          </table:table-cell>
          <table:table-cell office:value-type="string">
            <text:p>rever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triola</text:p>
          </table:table-cell>
          <table:table-cell office:value-type="string">
            <text:p>pla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>
            <text:p>not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0">
            <text:p>500</text:p>
          </table:table-cell>
          <table:table-cell table:number-columns-repeated="7"/>
        </table:table-row>
      </table:table>
      <table:table table:name="ShepTest" table:style-name="ta1" table:print="false">
        <table:table-column table:style-name="co2" table:default-cell-style-name="ce14"/>
        <table:table-column table:style-name="co2" table:number-columns-repeated="10" table:default-cell-style-name="Default"/>
        <table:table-row table:style-name="ro1">
          <table:table-cell table:style-name="Default" office:value-type="string">
            <text:p>reltime</text:p>
          </table:table-cell>
          <table:table-cell office:value-type="string">
            <text:p>shep1</text:p>
          </table:table-cell>
          <table:table-cell table:number-columns-repeated="9"/>
        </table:table-row>
        <table:table-row table:style-name="ro1">
          <table:table-cell table:style-name="Default" office:value-type="float" office:value="100">
            <text:p>10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6" office:value-type="string">
            <text:p>shep1</text:p>
          </table:table-cell>
          <table:table-cell table:style-name="ce1" office:value-type="string">
            <text:p>define</text:p>
          </table:table-cell>
          <table:table-cell table:formula="of:=AT.UNIVIE.MIDICSDEXTADDIN.CSDRIGHTDOWNFROM([.A1])" office:value-type="string" office:string-value="$ShepTest.$A$1:$F$14">
            <text:p>$ShepTest.$A$1:$F$14</text:p>
          </table:table-cell>
        </table:table-row>
        <table:table-row table:style-name="ro1">
          <table:table-cell table:formula="of:=[.F2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2]+1" office:value-type="float" office:value="37">
            <text:p>37</text:p>
          </table:table-cell>
          <table:table-cell table:formula="of:=[.E2]+1/(2.5*12)" office:value-type="float" office:value="0.0333333333333333">
            <text:p>0,03</text:p>
          </table:table-cell>
          <table:table-cell table:formula="of:=[.F2]" office:value-type="float" office:value="250">
            <text:p>250</text:p>
          </table:table-cell>
          <table:table-cell table:number-columns-repeated="2"/>
          <table:table-cell office:value-type="string">
            <text:p>shep1</text:p>
          </table:table-cell>
          <table:table-cell office:value-type="string">
            <text:p>play</text:p>
          </table:table-cell>
          <table:table-cell/>
        </table:table-row>
        <table:table-row table:style-name="ro1">
          <table:table-cell table:formula="of:=[.F3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3]+1" office:value-type="float" office:value="38">
            <text:p>38</text:p>
          </table:table-cell>
          <table:table-cell table:formula="of:=[.E3]+1/(2.5*12)" office:value-type="float" office:value="0.0666666666666667">
            <text:p>0,07</text:p>
          </table:table-cell>
          <table:table-cell table:formula="of:=[.F3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4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4]+1" office:value-type="float" office:value="39">
            <text:p>39</text:p>
          </table:table-cell>
          <table:table-cell table:formula="of:=[.E4]+1/(2.5*12)" office:value-type="float" office:value="0.1">
            <text:p>0,1</text:p>
          </table:table-cell>
          <table:table-cell table:formula="of:=[.F4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5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5]+1" office:value-type="float" office:value="40">
            <text:p>40</text:p>
          </table:table-cell>
          <table:table-cell table:formula="of:=[.E5]+1/(2.5*12)" office:value-type="float" office:value="0.133333333333333">
            <text:p>0,13</text:p>
          </table:table-cell>
          <table:table-cell table:formula="of:=[.F5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6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6]+1" office:value-type="float" office:value="41">
            <text:p>41</text:p>
          </table:table-cell>
          <table:table-cell table:formula="of:=[.E6]+1/(2.5*12)" office:value-type="float" office:value="0.166666666666667">
            <text:p>0,17</text:p>
          </table:table-cell>
          <table:table-cell table:formula="of:=[.F6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7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7]+1" office:value-type="float" office:value="42">
            <text:p>42</text:p>
          </table:table-cell>
          <table:table-cell table:formula="of:=[.E7]+1/(2.5*12)" office:value-type="float" office:value="0.2">
            <text:p>0,2</text:p>
          </table:table-cell>
          <table:table-cell table:formula="of:=[.F7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8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8]+1" office:value-type="float" office:value="43">
            <text:p>43</text:p>
          </table:table-cell>
          <table:table-cell table:formula="of:=[.E8]+1/(2.5*12)" office:value-type="float" office:value="0.233333333333333">
            <text:p>0,23</text:p>
          </table:table-cell>
          <table:table-cell table:formula="of:=[.F8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9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9]+1" office:value-type="float" office:value="44">
            <text:p>44</text:p>
          </table:table-cell>
          <table:table-cell table:formula="of:=[.E9]+1/(2.5*12)" office:value-type="float" office:value="0.266666666666667">
            <text:p>0,27</text:p>
          </table:table-cell>
          <table:table-cell table:formula="of:=[.F9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10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10]+1" office:value-type="float" office:value="45">
            <text:p>45</text:p>
          </table:table-cell>
          <table:table-cell table:formula="of:=[.E10]+1/(2.5*12)" office:value-type="float" office:value="0.3">
            <text:p>0,3</text:p>
          </table:table-cell>
          <table:table-cell table:formula="of:=[.F10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11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11]+1" office:value-type="float" office:value="46">
            <text:p>46</text:p>
          </table:table-cell>
          <table:table-cell table:formula="of:=[.E11]+1/(2.5*12)" office:value-type="float" office:value="0.333333333333333">
            <text:p>0,33</text:p>
          </table:table-cell>
          <table:table-cell table:formula="of:=[.F11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12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12]+1" office:value-type="float" office:value="47">
            <text:p>47</text:p>
          </table:table-cell>
          <table:table-cell table:formula="of:=[.E12]+1/(2.5*12)" office:value-type="float" office:value="0.366666666666667">
            <text:p>0,37</text:p>
          </table:table-cell>
          <table:table-cell table:formula="of:=[.F12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formula="of:=[.F13]" office:value-type="float" office:value="250">
            <text:p>250</text:p>
          </table:table-cell>
          <table:table-cell office:value-type="string">
            <text:p>note</text:p>
          </table:table-cell>
          <table:table-cell office:value-type="float" office:value="1">
            <text:p>1</text:p>
          </table:table-cell>
          <table:table-cell table:formula="of:=[.D13]+1" office:value-type="float" office:value="48">
            <text:p>48</text:p>
          </table:table-cell>
          <table:table-cell table:formula="of:=[.E13]+1/(2.5*12)" office:value-type="float" office:value="0.4">
            <text:p>0,4</text:p>
          </table:table-cell>
          <table:table-cell table:formula="of:=[.F13]" office:value-type="float" office:value="250">
            <text:p>2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2" table:number-columns-repeated="8" table:default-cell-style-name="Default"/>
        <table:table-row table:style-name="ro1">
          <table:table-cell table:number-columns-repeated="2" office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>
            <text:p>b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table:number-columns-repeated="3" office:value-type="string">
            <text:p>c</text:p>
          </table:table-cell>
        </table:table-row>
        <table:table-row table:style-name="ro1">
          <table:table-cell table:number-columns-repeated="5"/>
          <table:table-cell table:number-columns-repeated="3" office:value-type="string">
            <text:p>c</text:p>
          </table:table-cell>
        </table:table-row>
        <table:table-row table:style-name="ro1">
          <table:table-cell table:number-columns-repeated="5"/>
          <table:table-cell table:number-columns-repeated="3" office:value-type="string">
            <text:p>c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style-name="ce8" office:value-type="string">
            <text:p>aa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3"/>
          <table:table-cell table:style-name="ce5" office:value-type="string">
            <text:p>bb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bb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bb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bb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bb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bb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frere2</text:p>
          </table:table-cell>
          <table:table-cell table:style-name="ce1" office:value-type="string">
            <text:p>copy </text:p>
          </table:table-cell>
          <table:table-cell table:style-name="ce1" office:value-type="string">
            <text:p>frere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frere3</text:p>
          </table:table-cell>
          <table:table-cell table:style-name="ce1" office:value-type="string">
            <text:p>copy </text:p>
          </table:table-cell>
          <table:table-cell table:style-name="ce1" office:value-type="string">
            <text:p>frere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frere4 </text:p>
          </table:table-cell>
          <table:table-cell table:style-name="ce1" office:value-type="string">
            <text:p>copy </text:p>
          </table:table-cell>
          <table:table-cell table:style-name="ce1" office:value-type="string">
            <text:p>frere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frere2</text:p>
          </table:table-cell>
          <table:table-cell table:style-name="ce1" office:value-type="string">
            <text:p>rechannel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>
            <text:p>frere3</text:p>
          </table:table-cell>
          <table:table-cell table:style-name="ce1" office:value-type="string">
            <text:p>rechannel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>
            <text:p>frere4 </text:p>
          </table:table-cell>
          <table:table-cell table:style-name="ce1" office:value-type="string">
            <text:p>rechannel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>
            <text:p>frere2</text:p>
          </table:table-cell>
          <table:table-cell table:style-name="ce1" office:value-type="string">
            <text:p>timeshift</text:p>
          </table:table-cell>
          <table:table-cell table:style-name="ce1" office:value-type="float" office:value="2000">
            <text:p>2000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frere3</text:p>
          </table:table-cell>
          <table:table-cell table:style-name="ce1" office:value-type="string">
            <text:p>timeshift</text:p>
          </table:table-cell>
          <table:table-cell table:style-name="ce1" office:value-type="float" office:value="4000">
            <text:p>4000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frere4 </text:p>
          </table:table-cell>
          <table:table-cell table:style-name="ce1" office:value-type="string">
            <text:p>timeshift</text:p>
          </table:table-cell>
          <table:table-cell table:style-name="ce1" office:value-type="float" office:value="6000">
            <text:p>6000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all</text:p>
          </table:table-cell>
          <table:table-cell table:style-name="ce1" office:value-type="string">
            <text:p>copy </text:p>
          </table:table-cell>
          <table:table-cell table:style-name="ce1" office:value-type="string">
            <text:p>init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all</text:p>
          </table:table-cell>
          <table:table-cell table:style-name="ce1" office:value-type="string">
            <text:p>merge</text:p>
          </table:table-cell>
          <table:table-cell table:style-name="ce1" office:value-type="string">
            <text:p>frere1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all</text:p>
          </table:table-cell>
          <table:table-cell table:style-name="ce1" office:value-type="string">
            <text:p>merge</text:p>
          </table:table-cell>
          <table:table-cell table:style-name="ce1" office:value-type="string">
            <text:p>frere2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all</text:p>
          </table:table-cell>
          <table:table-cell table:style-name="ce1" office:value-type="string">
            <text:p>merge</text:p>
          </table:table-cell>
          <table:table-cell table:style-name="ce1" office:value-type="string">
            <text:p>frere3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5" office:value-type="string">
            <text:p>all</text:p>
          </table:table-cell>
          <table:table-cell table:style-name="ce1" office:value-type="string">
            <text:p>merge</text:p>
          </table:table-cell>
          <table:table-cell table:style-name="ce1" office:value-type="string">
            <text:p>frere4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13" office:value-type="string">
            <text:p>all</text:p>
          </table:table-cell>
          <table:table-cell table:style-name="ce9" office:value-type="string">
            <text:p>play</text:p>
          </table:table-cell>
          <table:table-cell table:style-name="ce9"/>
          <table:table-cell table:style-name="ce12"/>
          <table:table-cell/>
        </table:table-row>
      </table:table>
      <table:named-expressions>
        <table:named-expression table:name="PACHELBELPA" table:base-cell-address="$Sheet1.$A$1" table:expression="$sheet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number:text>-€ 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style:text-properties fo:color="#ff0000"/>
      <number:text>-€ 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-€ </number:text>
      <number:number number:decimal-places="0" number:min-integer-digits="1" number:grouping="true"/>
      <number:text> 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-€ </number:text>
      <number:number number:decimal-places="2" number:min-integer-digits="1" number:grouping="true"/>
      <number:text> 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ccccff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99cc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ccffcc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00ff00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00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0066cc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00ff00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9900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Akzent1" style:family="table-cell" style:parent-style-name="Default">
      <style:table-cell-properties fo:background-color="#333399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Akzent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8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80008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Überschrift_20_1" style:display-name="Überschrift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9">29.08.2010</text:date>, <text:time>20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helbel" style:display-name="PageStyle_Pachelb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helbel_20_1" style:display-name="PageStyle_Pachelb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helbel_20_2" style:display-name="PageStyle_Pachelb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helbel_20_3" style:display-name="PageStyle_Pachelbe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helbel_20_4" style:display-name="PageStyle_Pachelbe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helbel_20_5" style:display-name="PageStyle_Pachelbe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helbel_20_6" style:display-name="PageStyle_Pachelbel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helbel_20_7" style:display-name="PageStyle_Pachelbel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helbel_20_8" style:display-name="PageStyle_Pachelbe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helbel_20_9" style:display-name="PageStyle_Pachelbel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re" style:display-name="PageStyle_Fre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reStamped" style:display-name="PageStyle_FrereStamp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re_20_1" style:display-name="PageStyle_Frer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5H05M09S</meta:editing-duration>
    <meta:editing-cycles>55</meta:editing-cycles>
    <meta:generator>OpenOffice.org/3.1$Win32 OpenOffice.org_project/310m19$Build-9420</meta:generator>
    <dc:date>2010-08-29T20:16:40.71</dc:date>
    <dc:creator>Martin Dobiasch</dc:creator>
    <meta:document-statistic meta:table-count="4" meta:cell-count="1067" meta:object-count="0"/>
    <meta:user-defined meta:name="Info 1"/>
    <meta:user-defined meta:name="Info 2"/>
    <meta:user-defined meta:name="Info 3"/>
    <meta:user-defined meta:name="Info 4"/>
  </office:meta>
</office:document-meta>
</file>